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416in" style:rel-column-width="22856*"/>
    </style:style>
    <style:style style:name="Table1.B" style:family="table-column">
      <style:table-column-properties style:column-width="1.1778in" style:rel-column-width="11142*"/>
    </style:style>
    <style:style style:name="Table1.C" style:family="table-column">
      <style:table-column-properties style:column-width="1.5993in" style:rel-column-width="15130*"/>
    </style:style>
    <style:style style:name="Table1.D" style:family="table-column">
      <style:table-column-properties style:column-width="1.734in" style:rel-column-width="164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4167in" style:rel-column-width="22863*"/>
    </style:style>
    <style:style style:name="Table3.B" style:family="table-column">
      <style:table-column-properties style:column-width="1.0458in" style:rel-column-width="9894*"/>
    </style:style>
    <style:style style:name="Table3.C" style:family="table-column">
      <style:table-column-properties style:column-width="1.7313in" style:rel-column-width="16378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Default_20_Text">
      <style:text-properties fo:font-weight="bold" style:font-weight-asian="bold" style:font-weight-complex="bold"/>
    </style:style>
    <style:style style:name="P2" style:family="paragraph" style:parent-style-name="Default_20_Text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/>
      <text:p text:style-name="P2">Details of Financial worth of Applicant: Student</text:p>
      <text:p text:style-name="Default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 of Applicant:</text:p>
            <text:p text:style-name="Table_20_Contents"/>
          </table:table-cell>
          <table:table-cell table:style-name="Table1.A1" office:value-type="string">
            <text:p text:style-name="Table_20_Contents">Amount in Rs.</text:p>
          </table:table-cell>
          <table:table-cell table:style-name="Table1.A1" office:value-type="string">
            <text:p text:style-name="Table_20_Contents">Details of Asset</text:p>
          </table:table-cell>
          <table:table-cell table:style-name="Table1.D1" office:value-type="string">
            <text:p text:style-name="Table_20_Contents">Location</text:p>
          </table:table-cell>
        </table:table-row>
        <table:table-row>
          <table:table-cell table:style-name="Table1.A2" office:value-type="string">
            <text:p text:style-name="Table_20_Contents">Savings in bank ( saving Bank + Fixed Deposit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mmovable Propert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C/ Post Office deposit / Mutual fund Deposit ( Approx despite made till date)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ld / Silver / Other valuable items ( Approx valuation to be mentione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urrent PF balance ( yours Shar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ehicle <text:s/>Cost and Date of Purchas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P1">Existing Loan Details</text:p>
      <table:table table:name="Table2" table:style-name="Table2">
        <table:table-column table:style-name="Table2.A"/>
        <table:table-column table:style-name="Table2.A"/>
        <table:table-column table:style-name="Table2.A"/>
        <table:table-column table:style-name="Table2.D"/>
        <table:table-row>
          <table:table-cell table:style-name="Table2.A1" office:value-type="string">
            <text:p text:style-name="Table_20_Contents">Loan A/c No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Purpose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ame of Ban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esent Outstanding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oan Amou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MI Start Dat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MI Amou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tal Number of EMI Paid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oan Period ( In Months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MI overdue if any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Default_20_Text"/>
      <text:p text:style-name="P2">Details of financial Worth of Co-applicant: Parent</text:p>
      <text:p text:style-name="Default_20_Text"/>
      <text:p text:style-name="Default_20_Text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ame of Applicant:</text:p>
          </table:table-cell>
          <table:table-cell table:style-name="Table3.A1" office:value-type="string">
            <text:p text:style-name="Table_20_Contents">Amount in Rs.</text:p>
          </table:table-cell>
          <table:table-cell table:style-name="Table3.A1" office:value-type="string">
            <text:p text:style-name="Table_20_Contents">Details of Asset</text:p>
          </table:table-cell>
          <table:table-cell table:style-name="Table3.D1" office:value-type="string">
            <text:p text:style-name="Table_20_Contents">Location</text:p>
          </table:table-cell>
        </table:table-row>
        <table:table-row>
          <table:table-cell table:style-name="Table3.A2" office:value-type="string">
            <text:p text:style-name="Table_20_Contents">Savings in bank ( saving Bank + Fixed Deposit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mmovable Property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LIC/ Post Office deposit / Mutual fund Deposit ( Approx despite made till date)</text:p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Gold / Silver / Other valuable items ( Approx valuation to be mentioned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Current PF balance ( yours Share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Vehcle 9 Cost and Date of Purchase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Default_20_Text"/>
      <text:p text:style-name="P1">Existing Loan Details</text:p>
      <table:table table:name="Table4" table:style-name="Table4">
        <table:table-column table:style-name="Table4.A"/>
        <table:table-column table:style-name="Table4.A"/>
        <table:table-column table:style-name="Table4.A"/>
        <table:table-column table:style-name="Table4.D"/>
        <table:table-row>
          <table:table-cell table:style-name="Table4.A1" office:value-type="string">
            <text:p text:style-name="Table_20_Contents">Loan A/c No.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Purpose</text:p>
          </table:table-cell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ame of Bank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Present Outstanding 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Loan Amoun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EMI Start Dat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MI Amoun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Total Number of EMI Paid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Loan Period ( In Months)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EMI overdue if any</text:p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Default_20_Text"/>
      <text:p text:style-name="Default_20_Text">For more loan details please attach separate sheet.</text:p>
      <text:p text:style-name="Default_20_Text"/>
      <text:p text:style-name="Default_20_Text"/>
      <text:p text:style-name="Default_20_Text"/>
      <text:p text:style-name="Default_20_Text"/>
      <text:p text:style-name="Default_20_Text">Signature ( Applicant )<text:tab/><text:tab/><text:tab/><text:tab/><text:tab/>Signature ( Co-applicant )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0-11-10T11:14:36.54</dc:date>
    <meta:editing-duration>PT00H24M51S</meta:editing-duration>
    <meta:editing-cycles>5</meta:editing-cycles>
    <meta:document-statistic meta:table-count="4" meta:image-count="0" meta:object-count="0" meta:page-count="2" meta:paragraph-count="46" meta:word-count="217" meta:character-count="1225"/>
    <meta:user-defined meta:name="Info 1"/>
    <meta:user-defined meta:name="Info 2"/>
    <meta:user-defined meta:name="Info 3"/>
    <meta:user-defined meta:name="Info 4"/>
  </office:meta>
</office:document-meta>
</file>